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4081" officeooo:paragraph-rsid="001e4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tion : a faire :</text:p>
      <text:p text:style-name="P1"/>
      <text:p text:style-name="P1">- Changer la version des dates en dates FR</text:p>
      <text:p text:style-name="P1">- Mettre les notes dans l’ordre d’importance</text:p>
      <text:p text:style-name="P1">- Empecher la possibilité de mettre une note avec champ vide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2T16:27:14.939060977</meta:creation-date>
    <dc:date>2020-04-12T16:32:40.136226852</dc:date>
    <meta:editing-duration>PT5M26S</meta:editing-duration>
    <meta:editing-cycles>1</meta:editing-cycles>
    <meta:document-statistic meta:table-count="0" meta:image-count="0" meta:object-count="0" meta:page-count="1" meta:paragraph-count="4" meta:word-count="32" meta:character-count="172" meta:non-whitespace-character-count="144"/>
    <meta:generator>LibreOffice/6.4.0.3$MacOSX_X86_64 LibreOffice_project/b0a288ab3d2d4774cb44b62f04d5d28733ac6df8</meta:generator>
  </office:meta>
</office:document-meta>
</file>